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9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1cm" svg:x="9.114cm" svg:y="5.796cm">
          <text:p text:style-name="P1"><text:span text:style-name="T1">j&lt;n ?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2" draw:text-style-name="P1" draw:layer="layout" svg:width="1.8cm" svg:height="0.7cm" svg:x="9.792cm" svg:y="1.7cm">
          <text:p text:style-name="P1"><text:span text:style-name="T1">Start</text:span></text:p>
        </draw:ellipse>
        <draw:rect draw:style-name="gr2" draw:text-style-name="P2" draw:layer="layout" svg:width="2.9cm" svg:height="0.6cm" svg:x="9.127cm" svg:y="4.284cm">
          <text:p text:style-name="P1"><text:span text:style-name="T1">i=1,j=1 sel=nr(1)</text:span></text:p>
        </draw:rect>
        <draw:line draw:style-name="gr3" draw:text-style-name="P1" draw:layer="layout" svg:x1="10.7cm" svg:y1="2.4cm" svg:x2="10.7cm" svg:y2="3cm">
          <text:p/>
        </draw:line>
        <draw:line draw:style-name="gr3" draw:text-style-name="P1" draw:layer="layout" svg:x1="10.678cm" svg:y1="4.913cm" svg:x2="10.648cm" svg:y2="5.786cm">
          <text:p/>
        </draw:line>
        <draw:custom-shape draw:style-name="gr1" draw:text-style-name="P2" draw:layer="layout" svg:width="3cm" svg:height="1cm" svg:x="13.477cm" svg:y="9.589cm">
          <text:p text:style-name="P1"><text:span text:style-name="T1">i&lt;n ?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4.928cm" svg:y1="8.064cm" svg:x2="14.928cm" svg:y2="9.598cm">
          <text:p/>
        </draw:line>
        <draw:rect draw:style-name="gr2" draw:text-style-name="P2" draw:layer="layout" svg:width="2.9cm" svg:height="0.6cm" svg:x="11.157cm" svg:y="11.95cm">
          <text:p text:style-name="P1"><text:span text:style-name="T1">nr[j]=sel</text:span></text:p>
        </draw:rect>
        <draw:rect draw:style-name="gr2" draw:text-style-name="P2" draw:layer="layout" svg:width="2.9cm" svg:height="0.6cm" svg:x="16.819cm" svg:y="12.677cm">
          <text:p text:style-name="P1"><text:span text:style-name="T1">temp=sel</text:span></text:p>
        </draw:rect>
        <draw:line draw:style-name="gr4" draw:text-style-name="P1" draw:layer="layout" svg:x1="16.929cm" svg:y1="10.58cm" svg:x2="16.496cm" svg:y2="10.58cm">
          <text:p/>
        </draw:line>
        <draw:line draw:style-name="gr4" draw:text-style-name="P1" draw:layer="layout" svg:x1="12.52cm" svg:y1="10.581cm" svg:x2="13.487cm" svg:y2="10.581cm">
          <text:p/>
        </draw:line>
        <draw:line draw:style-name="gr3" draw:text-style-name="P1" draw:layer="layout" svg:x1="16.946cm" svg:y1="10.581cm" svg:x2="16.92cm" svg:y2="11.137cm">
          <text:p/>
        </draw:line>
        <draw:line draw:style-name="gr3" draw:text-style-name="P1" draw:layer="layout" svg:x1="18.405cm" svg:y1="12.171cm" svg:x2="18.378cm" svg:y2="12.7cm">
          <text:p/>
        </draw:line>
        <draw:frame draw:style-name="gr5" draw:text-style-name="P3" draw:layer="layout" svg:width="0.989cm" svg:height="0.64cm" svg:x="12.074cm" svg:y="5.882cm">
          <draw:text-box>
            <text:p><text:span text:style-name="T1">DA</text:span></text:p>
          </draw:text-box>
        </draw:frame>
        <draw:frame draw:style-name="gr6" draw:text-style-name="P3" draw:layer="layout" svg:width="0.989cm" svg:height="0.64cm" svg:x="15.767cm" svg:y="9.366cm">
          <draw:text-box>
            <text:p><text:span text:style-name="T1">DA</text:span></text:p>
          </draw:text-box>
        </draw:frame>
        <draw:frame draw:style-name="gr5" draw:text-style-name="P3" draw:layer="layout" svg:width="1.01cm" svg:height="0.64cm" svg:x="8.166cm" svg:y="5.933cm">
          <draw:text-box>
            <text:p><text:span text:style-name="T1">NU</text:span></text:p>
          </draw:text-box>
        </draw:frame>
        <draw:frame draw:style-name="gr5" draw:text-style-name="P3" draw:layer="layout" svg:width="1.01cm" svg:height="0.64cm" svg:x="14.778cm" svg:y="11.234cm">
          <draw:text-box>
            <text:p><text:span text:style-name="T1">NU</text:span></text:p>
          </draw:text-box>
        </draw:frame>
        <draw:line draw:style-name="gr4" draw:text-style-name="P1" draw:layer="layout" svg:x1="6.109cm" svg:y1="5.162cm" svg:x2="6.109cm" svg:y2="16.392cm">
          <text:p/>
        </draw:line>
        <draw:line draw:style-name="gr4" draw:text-style-name="P1" draw:layer="layout" svg:x1="12.103cm" svg:y1="6.795cm" svg:x2="14.907cm" svg:y2="6.795cm">
          <text:p/>
        </draw:line>
        <draw:line draw:style-name="gr4" draw:text-style-name="P1" draw:layer="layout" svg:x1="15.422cm" svg:y1="12.148cm" svg:x2="15.423cm" svg:y2="16.582cm">
          <text:p/>
        </draw:line>
        <draw:line draw:style-name="gr4" draw:text-style-name="P1" draw:layer="layout" svg:x1="18.4cm" svg:y1="15.671cm" svg:x2="18.389cm" svg:y2="16.595cm">
          <text:p/>
        </draw:line>
        <draw:line draw:style-name="gr4" draw:text-style-name="P1" draw:layer="layout" svg:x1="15.388cm" svg:y1="16.585cm" svg:x2="18.414cm" svg:y2="16.585cm">
          <text:p/>
        </draw:line>
        <draw:line draw:style-name="gr3" draw:text-style-name="P1" draw:layer="layout" svg:x1="19.832cm" svg:y1="8.596cm" svg:x2="14.885cm" svg:y2="8.596cm">
          <text:p/>
        </draw:line>
        <draw:custom-shape draw:style-name="gr1" draw:text-style-name="P4" draw:layer="layout" svg:width="5.398cm" svg:height="0.646cm" svg:x="7.895cm" svg:y="3.011cm">
          <text:p text:style-name="P4">Citire n, nr[1],nr[2],..nr[n]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0.679cm" svg:y1="3.689cm" svg:x2="10.679cm" svg:y2="4.289cm">
          <text:p/>
        </draw:line>
        <draw:rect draw:style-name="gr2" draw:text-style-name="P2" draw:layer="layout" svg:width="2.9cm" svg:height="0.6cm" svg:x="13.579cm" svg:y="7.499cm">
          <text:p text:style-name="P1"><text:span text:style-name="T1">i=j</text:span></text:p>
        </draw:rect>
        <draw:line draw:style-name="gr3" draw:text-style-name="P1" draw:layer="layout" svg:x1="14.917cm" svg:y1="6.823cm" svg:x2="14.89cm" svg:y2="7.511cm">
          <text:p/>
        </draw:line>
        <draw:line draw:style-name="gr3" draw:text-style-name="P1" draw:layer="layout" svg:x1="12.522cm" svg:y1="10.587cm" svg:x2="12.519cm" svg:y2="12cm">
          <text:p/>
        </draw:line>
        <draw:custom-shape draw:style-name="gr1" draw:text-style-name="P2" draw:layer="layout" svg:width="3cm" svg:height="1cm" svg:x="15.407cm" svg:y="11.158cm">
          <text:p text:style-name="P1"><text:span text:style-name="T1">sel&gt;nr[i+1] ?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9.095cm" svg:y1="8.341cm" svg:x2="9.099cm" svg:y2="9.01cm">
          <text:p/>
        </draw:line>
        <draw:frame draw:style-name="gr7" draw:text-style-name="P3" draw:layer="layout" svg:width="0.989cm" svg:height="0.64cm" svg:x="18.067cm" svg:y="11.139cm">
          <draw:text-box>
            <text:p><text:span text:style-name="T1">DA</text:span></text:p>
          </draw:text-box>
        </draw:frame>
        <draw:rect draw:style-name="gr2" draw:text-style-name="P2" draw:layer="layout" svg:width="2.9cm" svg:height="0.6cm" svg:x="16.818cm" svg:y="13.861cm">
          <text:p text:style-name="P1"><text:span text:style-name="T1">sel=nr[i+1]</text:span></text:p>
        </draw:rect>
        <draw:line draw:style-name="gr3" draw:text-style-name="P1" draw:layer="layout" svg:x1="18.404cm" svg:y1="13.333cm" svg:x2="18.377cm" svg:y2="13.862cm">
          <text:p/>
        </draw:line>
        <draw:rect draw:style-name="gr2" draw:text-style-name="P2" draw:layer="layout" svg:width="2.9cm" svg:height="0.6cm" svg:x="16.861cm" svg:y="14.979cm">
          <text:p text:style-name="P1"><text:span text:style-name="T1">nr[i+1]=temp</text:span></text:p>
        </draw:rect>
        <draw:line draw:style-name="gr3" draw:text-style-name="P1" draw:layer="layout" svg:x1="18.404cm" svg:y1="14.494cm" svg:x2="18.377cm" svg:y2="15.023cm">
          <text:p/>
        </draw:line>
        <draw:line draw:style-name="gr3" draw:text-style-name="P1" draw:layer="layout" svg:x1="16.837cm" svg:y1="17.746cm" svg:x2="16.818cm" svg:y2="18.641cm">
          <text:p/>
        </draw:line>
        <draw:line draw:style-name="gr3" draw:text-style-name="P1" draw:layer="layout" svg:x1="16.86cm" svg:y1="16.582cm" svg:x2="16.834cm" svg:y2="17.138cm">
          <text:p/>
        </draw:line>
        <draw:rect draw:style-name="gr2" draw:text-style-name="P2" draw:layer="layout" svg:width="2.9cm" svg:height="0.6cm" svg:x="15.441cm" svg:y="17.115cm">
          <text:p text:style-name="P1"><text:span text:style-name="T1">i=i+1</text:span></text:p>
        </draw:rect>
        <draw:rect draw:style-name="gr2" draw:text-style-name="P2" draw:layer="layout" svg:width="2.9cm" svg:height="0.6cm" svg:x="11.121cm" svg:y="13.358cm">
          <text:p text:style-name="P1"><text:span text:style-name="T1">j=j+1</text:span></text:p>
        </draw:rect>
        <draw:line draw:style-name="gr3" draw:text-style-name="P1" draw:layer="layout" svg:x1="9.128cm" svg:y1="6.782cm" svg:x2="9.109cm" svg:y2="7.677cm">
          <text:p/>
        </draw:line>
        <draw:line draw:style-name="gr3" draw:text-style-name="P1" draw:layer="layout" svg:x1="12.504cm" svg:y1="15.515cm" svg:x2="12.485cm" svg:y2="16.41cm">
          <text:p/>
        </draw:line>
        <draw:line draw:style-name="gr3" draw:text-style-name="P1" draw:layer="layout" svg:x1="12.539cm" svg:y1="12.526cm" svg:x2="12.52cm" svg:y2="13.421cm">
          <text:p/>
        </draw:line>
        <draw:rect draw:style-name="gr2" draw:text-style-name="P2" draw:layer="layout" svg:width="2.9cm" svg:height="0.6cm" svg:x="11.178cm" svg:y="14.896cm">
          <text:p text:style-name="P1"><text:span text:style-name="T1">nr[j]=sel</text:span></text:p>
        </draw:rect>
        <draw:line draw:style-name="gr3" draw:text-style-name="P1" draw:layer="layout" svg:x1="12.528cm" svg:y1="13.967cm" svg:x2="12.509cm" svg:y2="14.862cm">
          <text:p/>
        </draw:line>
        <draw:line draw:style-name="gr4" draw:text-style-name="P1" draw:layer="layout" svg:x1="16.82cm" svg:y1="18.627cm" svg:x2="19.875cm" svg:y2="18.628cm">
          <text:p/>
        </draw:line>
        <draw:line draw:style-name="gr3" draw:text-style-name="P1" draw:layer="layout" svg:x1="6.097cm" svg:y1="5.162cm" svg:x2="10.669cm" svg:y2="5.163cm">
          <text:p/>
        </draw:line>
        <draw:line draw:style-name="gr4" draw:text-style-name="P1" draw:layer="layout" svg:x1="19.854cm" svg:y1="8.605cm" svg:x2="19.854cm" svg:y2="18.65cm">
          <text:p/>
        </draw:line>
        <draw:frame draw:style-name="gr5" draw:text-style-name="P3" draw:layer="layout" svg:width="1.01cm" svg:height="0.64cm" svg:x="12.971cm" svg:y="9.448cm">
          <draw:text-box>
            <text:p><text:span text:style-name="T1">NU</text:span></text:p>
          </draw:text-box>
        </draw:frame>
        <draw:custom-shape draw:style-name="gr1" draw:text-style-name="P4" draw:layer="layout" svg:width="5.398cm" svg:height="0.646cm" svg:x="6.41cm" svg:y="7.675cm">
          <text:p text:style-name="P4">Afiseaza nr[1],nr[2],..nr[n]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ellipse draw:style-name="gr2" draw:text-style-name="P1" draw:layer="layout" svg:width="1.8cm" svg:height="0.7cm" svg:x="8.194cm" svg:y="8.988cm">
          <text:p text:style-name="P1"><text:span text:style-name="T1">Stop</text:span></text:p>
        </draw:ellipse>
        <draw:line draw:style-name="gr4" draw:text-style-name="P1" draw:layer="layout" svg:x1="6.087cm" svg:y1="16.413cm" svg:x2="12.497cm" svg:y2="16.4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o" fo:country="RO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raian Turc</meta:initial-creator>
    <meta:creation-date>2013-11-12T08:42:21.32</meta:creation-date>
    <dc:date>2014-11-07T14:37:35.96</dc:date>
    <dc:creator>Traian Turc</dc:creator>
    <meta:editing-duration>PT54M9S</meta:editing-duration>
    <meta:editing-cycles>4</meta:editing-cycles>
    <meta:generator>OpenOffice.org/3.4.1$Win32 OpenOffice.org_project/341m1$Build-9593</meta:generator>
    <meta:document-statistic meta:object-count="51"/>
  </office:meta>
</office:document-meta>
</file>